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497cm" style:rel-column-width="4817*"/>
    </style:style>
    <style:style style:name="Table1.B" style:family="table-column">
      <style:table-column-properties style:column-width="8.504cm" style:rel-column-width="482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70fa9" officeooo:paragraph-rsid="00170fa9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2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d4354" officeooo:paragraph-rsid="001d43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8c401" officeooo:paragraph-rsid="0018c40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dac63" officeooo:paragraph-rsid="001dac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7ed6" officeooo:paragraph-rsid="00197ed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9631" officeooo:paragraph-rsid="0019963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354" officeooo:paragraph-rsid="001d4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7ed6" officeooo:paragraph-rsid="00197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9631" officeooo:paragraph-rsid="00199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fbc" officeooo:paragraph-rsid="00214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5f6" officeooo:paragraph-rsid="00234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317" officeooo:paragraph-rsid="002363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317" officeooo:paragraph-rsid="002363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317" officeooo:paragraph-rsid="0026e9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6ee" officeooo:paragraph-rsid="002496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6ee" officeooo:paragraph-rsid="002496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6ee" officeooo:paragraph-rsid="002496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c3d" officeooo:paragraph-rsid="0025f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9c5f" officeooo:paragraph-rsid="00299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9c5f" officeooo:paragraph-rsid="00299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9c5f" officeooo:paragraph-rsid="00299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7e8e" officeooo:paragraph-rsid="002b7e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a26" officeooo:paragraph-rsid="002f3a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a26" officeooo:paragraph-rsid="002f3a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5733" officeooo:paragraph-rsid="002f57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22e" officeooo:paragraph-rsid="003082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660" officeooo:paragraph-rsid="00318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cd40" officeooo:paragraph-rsid="0032cd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87e" officeooo:paragraph-rsid="00341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317" officeooo:paragraph-rsid="0023631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6ee" officeooo:paragraph-rsid="002496e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3a26" officeooo:paragraph-rsid="002f3a2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fee" officeooo:paragraph-rsid="001fbfe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317" officeooo:paragraph-rsid="00236317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36317" officeooo:paragraph-rsid="0023631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99c5f" officeooo:paragraph-rsid="00299c5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f3a26" officeooo:paragraph-rsid="002f3a2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4187e" officeooo:paragraph-rsid="0034187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236317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496ee"/>
    </style:style>
    <style:style style:name="T4" style:family="text">
      <style:text-properties officeooo:rsid="0025fc3d"/>
    </style:style>
    <style:style style:name="T5" style:family="text">
      <style:text-properties officeooo:rsid="0027af70"/>
    </style:style>
    <style:style style:name="T6" style:family="text">
      <style:text-properties officeooo:rsid="00299c5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IN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kills Required for a Web Developer</text:p>
          </table:table-cell>
          <table:table-cell table:style-name="Table1.B1" office:value-type="string">
            <text:p text:style-name="P3">Actions to Attain those skills</text:p>
          </table:table-cell>
        </table:table-row>
        <table:table-row table:style-name="Table1.1">
          <table:table-cell table:style-name="Table1.A2" office:value-type="string">
            <text:p text:style-name="P4">Git</text:p>
          </table:table-cell>
          <table:table-cell table:style-name="Table1.B2" office:value-type="string">
            <text:list xml:id="list3900983696" text:style-name="L1">
              <text:list-item>
                <text:p text:style-name="P9">Read Git Documentation</text:p>
              </text:list-item>
              <text:list-item>
                <text:p text:style-name="P9">Try out different things in Git as you learn</text:p>
              </text:list-item>
              <text:list-item>
                <text:p text:style-name="P22">Git is a popular version control system. It is used with remote repositories such as GitHub, Git Lab and Bit Bucket.</text:p>
              </text:list-item>
            </text:list>
          </table:table-cell>
        </table:table-row>
        <table:table-row table:style-name="TableLine2362333196432">
          <table:table-cell table:style-name="Table1.A2" office:value-type="string">
            <text:p text:style-name="P7">HTML</text:p>
          </table:table-cell>
          <table:table-cell table:style-name="Table1.B2" office:value-type="string">
            <text:list xml:id="list3985690352" text:style-name="L2">
              <text:list-item>
                <text:p text:style-name="P10">Understand what HTML is</text:p>
              </text:list-item>
              <text:list-item>
                <text:p text:style-name="P10">Learn the important tags</text:p>
              </text:list-item>
              <text:list-item>
                <text:p text:style-name="P33">Structure</text:p>
              </text:list-item>
              <text:list-item>
                <text:p text:style-name="P39">Learn the syntax and how to integrate with CSS and JavaScript</text:p>
              </text:list-item>
              <text:list-item>
                <text:p text:style-name="P40">Semantics are important for SEO</text:p>
              </text:list-item>
              <text:list-item>
                <text:p text:style-name="P41">Page Layout</text:p>
              </text:list-item>
            </text:list>
          </table:table-cell>
        </table:table-row>
        <table:table-row table:style-name="TableLine2362333194992">
          <table:table-cell table:style-name="Table1.A2" office:value-type="string">
            <text:p text:style-name="P7">browser-sync</text:p>
          </table:table-cell>
          <table:table-cell table:style-name="Table1.B2" office:value-type="string">
            <text:list xml:id="list2676157670" text:style-name="L3">
              <text:list-item>
                <text:p text:style-name="P11">Developer tool that let’s you run a server with multiple options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8">Stack Overflow</text:p>
            <text:p text:style-name="P5"/>
          </table:table-cell>
          <table:table-cell table:style-name="Table1.B2" office:value-type="string">
            <text:list xml:id="list935804655" text:style-name="L4">
              <text:list-item>
                <text:p text:style-name="P12">Utilize this resource to get ask questions and learn new things. Understand how to ask proper questions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6">CSS</text:p>
          </table:table-cell>
          <table:table-cell table:style-name="Table1.B2" office:value-type="string">
            <text:list xml:id="list2147008688" text:style-name="L5">
              <text:list-item>
                <text:p text:style-name="P34">Style</text:p>
              </text:list-item>
              <text:list-item>
                <text:p text:style-name="P13">Media Query</text:p>
              </text:list-item>
              <text:list-item>
                <text:p text:style-name="P13">Responsive Design <text:span text:style-name="T1">(compulsory)</text:span></text:p>
              </text:list-item>
              <text:list-item>
                <text:p text:style-name="P14">CSS Frameworks (<text:a xlink:type="simple" xlink:href="https://geekflare.com/best-css-frameworks/" text:style-name="Internet_20_link" text:visited-style-name="Visited_20_Internet_20_Link">https://geekflare.com/best-css-frameworks/</text:a>) - <text:span text:style-name="T3">Gives you predefined classes/components to style elements. They can rapidly speed up the process of creating layouts. Learn CSS before you jump into frameworks though!</text:span></text:p>
                <text:list>
                  <text:list-item>
                    <text:p text:style-name="P37">Bootstrap 5 (Popular, high level framework)</text:p>
                  </text:list-item>
                  <text:list-item>
                    <text:p text:style-name="P18">Tailwind CSS (Low-level, utility based framework)</text:p>
                  </text:list-item>
                  <text:list-item>
                    <text:p text:style-name="P18">Materialize (Based on material Design)</text:p>
                  </text:list-item>
                  <text:list-item>
                    <text:p text:style-name="P18">Bulma (Mobile-first, modular framework)</text:p>
                  </text:list-item>
                  <text:list-item>
                    <text:p text:style-name="P18">Foundation (Advanced CSS Framework)</text:p>
                  </text:list-item>
                </text:list>
              </text:list-item>
              <text:list-item>
                <text:p text:style-name="P16">Alignment (Flexbox &amp; CSS Grid)</text:p>
              </text:list-item>
              <text:list-item>
                <text:p text:style-name="P16">Simple Animations/Transitions</text:p>
              </text:list-item>
              <text:list-item>
                <text:p text:style-name="P17">Sass is a <text:span text:style-name="T2">CSS pre-processor</text:span> that adds to the functionality of CSS. It offers variables, nesting, mix ins, functions, etc.</text:p>
              </text:list-item>
              <text:list-item>
                <text:p text:style-name="P17">PostCSS is a tool for transforming CSS with JavaScript. There are plug-ins to add the stuff Sass offers and more.</text:p>
              </text:list-item>
            </text:list>
          </table:table-cell>
        </table:table-row>
        <table:table-row table:style-name="TableLine2362333192688">
          <table:table-cell table:style-name="Table1.A2" office:value-type="string">
            <text:p text:style-name="P6">JavaScript</text:p>
          </table:table-cell>
          <table:table-cell table:style-name="Table1.B7" office:value-type="string">
            <text:list xml:id="list955566348" text:style-name="L6">
              <text:list-item>
                <text:p text:style-name="P35">Behaviour</text:p>
              </text:list-item>
              <text:list-item>
                <text:p text:style-name="P20"><text:soft-page-break/>JavaScript is the language of the browser.</text:p>
              </text:list-item>
              <text:list-item>
                <text:p text:style-name="P20">Every web developer should have some level of JavaScript knowledge.</text:p>
                <text:list>
                  <text:list-item>
                    <text:p text:style-name="P20">JS Basics – <text:span text:style-name="T4">Data types, data structures, functions, loops</text:span></text:p>
                  </text:list-item>
                  <text:list-item>
                    <text:p text:style-name="P21">DOM – Document Object model</text:p>
                  </text:list-item>
                  <text:list-item>
                    <text:p text:style-name="P21">Async JS – Promises, Async/Await</text:p>
                  </text:list-item>
                  <text:list-item>
                    <text:p text:style-name="P21">Fetch API &amp; HTTP – Make requests to API’s &amp; understand HTTP. <text:span text:style-name="T5">Also learn JSON (JavaScript Object Notation) since it is the most common form for API </text:span><text:span text:style-name="T6">data.</text:span></text:p>
                  </text:list-item>
                  <text:list-item>
                    <text:p text:style-name="P21">Array Methods – map, filter, reduce, etc.</text:p>
                  </text:list-item>
                </text:list>
              </text:list-item>
              <text:list-item>
                <text:p text:style-name="P23">NPM is a package manager used to install packages into your project. NPM requires Node.js to be installed. (<text:span text:style-name="T2">Official</text:span>)</text:p>
              </text:list-item>
              <text:list-item>
                <text:p text:style-name="P23">YARN is another package manager that is similar to NPM.</text:p>
              </text:list-item>
              <text:list-item>
                <text:p text:style-name="P38">Frontend Framework</text:p>
                <text:list>
                  <text:list-item>
                    <text:p text:style-name="P26">React, Vue, Svelte</text:p>
                  </text:list-item>
                  <text:list-item>
                    <text:p text:style-name="P26">State Managers</text:p>
                  </text:list-item>
                  <text:list-item>
                    <text:p text:style-name="P26">Server-Side Rendering</text:p>
                  </text:list-item>
                  <text:list-item>
                    <text:p text:style-name="P29">Frontend JS frameworks used for SPAs (Single Page Apps)</text:p>
                  </text:list-item>
                  <text:list-item>
                    <text:p text:style-name="P29"><text:span text:style-name="T2">React</text:span>:</text:p>
                    <text:list>
                      <text:list-item>
                        <text:p text:style-name="P29">Created &amp; Maintained by Facebook</text:p>
                      </text:list-item>
                      <text:list-item>
                        <text:p text:style-name="P29">Most popular Framework/Library</text:p>
                      </text:list-item>
                      <text:list-item>
                        <text:p text:style-name="P29">Moderate Learning Curve</text:p>
                      </text:list-item>
                      <text:list-item>
                        <text:p text:style-name="P29">React Router, JSX, Hooks, Context API, Redux</text:p>
                      </text:list-item>
                      <text:list-item>
                        <text:p text:style-name="P29">React Native</text:p>
                      </text:list-item>
                    </text:list>
                  </text:list-item>
                  <text:list-item>
                    <text:p text:style-name="P29"><text:span text:style-name="T2">Vue</text:span>:</text:p>
                    <text:list>
                      <text:list-item>
                        <text:p text:style-name="P29">Second Most Popular Framework</text:p>
                      </text:list-item>
                      <text:list-item>
                        <text:p text:style-name="P29">Great Community</text:p>
                      </text:list-item>
                      <text:list-item>
                        <text:p text:style-name="P29">Low Learning Curve</text:p>
                      </text:list-item>
                      <text:list-item>
                        <text:p text:style-name="P29">Vue CLI, Vue Router, Composition API, Vuex</text:p>
                      </text:list-item>
                    </text:list>
                  </text:list-item>
                  <text:list-item>
                    <text:p text:style-name="P29">Angular</text:p>
                    <text:list>
                      <text:list-item>
                        <text:p text:style-name="P29">Created &amp; Maintained by Google</text:p>
                      </text:list-item>
                      <text:list-item>
                        <text:p text:style-name="P29">Popular in Enterprise</text:p>
                      </text:list-item>
                      <text:list-item>
                        <text:p text:style-name="P29">Steep Learning Curve</text:p>
                      </text:list-item>
                      <text:list-item>
                        <text:p text:style-name="P29">Angular CLI, Services, Type Script, Observables</text:p>
                      </text:list-item>
                    </text:list>
                  </text:list-item>
                  <text:list-item>
                    <text:p text:style-name="P29">Svelte</text:p>
                    <text:list>
                      <text:list-item>
                        <text:p text:style-name="P29">Gaining Popularity</text:p>
                      </text:list-item>
                      <text:list-item>
                        <text:p text:style-name="P30">Not technically a Framework but a JavaScript compiler</text:p>
                      </text:list-item>
                      <text:list-item>
                        <text:p text:style-name="P29">Lightweight &amp; Performant <text:soft-page-break/>Compiler</text:p>
                      </text:list-item>
                      <text:list-item>
                        <text:p text:style-name="P29">Lowest Learning Curve</text:p>
                      </text:list-item>
                      <text:list-item>
                        <text:p text:style-name="P29">Svelte Kit, Stores</text:p>
                      </text:list-item>
                    </text:list>
                  </text:list-item>
                </text:list>
              </text:list-item>
              <text:list-item>
                <text:p text:style-name="P28">Advanced JS</text:p>
                <text:list>
                  <text:list-item>
                    <text:p text:style-name="P28">Module Bundlers</text:p>
                  </text:list-item>
                  <text:list-item>
                    <text:p text:style-name="P28">Testing</text:p>
                  </text:list-item>
                  <text:list-item>
                    <text:p text:style-name="P28">Design Patterns</text:p>
                  </text:list-item>
                </text:list>
              </text:list-item>
              <text:list-item>
                <text:p text:style-name="P31">TypeScript (Superset of JavaScript that adds static typing and other features)</text:p>
                <text:list>
                  <text:list-item>
                    <text:p text:style-name="P31">Static-Type Checking</text:p>
                  </text:list-item>
                  <text:list-item>
                    <text:p text:style-name="P31">Class &amp; Module Support</text:p>
                  </text:list-item>
                  <text:list-item>
                    <text:p text:style-name="P31">Other E56+ Features</text:p>
                  </text:list-item>
                  <text:list-item>
                    <text:p text:style-name="P31">Code less prone to errors</text:p>
                  </text:list-item>
                  <text:list-item>
                    <text:p text:style-name="P31">Code is more robust and definitive</text:p>
                  </text:list-item>
                </text:list>
              </text:list-item>
            </text:list>
          </table:table-cell>
        </table:table-row>
        <table:table-row table:style-name="TableLine2362333200464">
          <table:table-cell table:style-name="Table1.A2" office:value-type="string">
            <text:p text:style-name="P42">UI/UX Design (Important for Front-end developers)</text:p>
          </table:table-cell>
          <table:table-cell table:style-name="Table1.B2" office:value-type="string">
            <text:list xml:id="list1477589669" text:style-name="L7">
              <text:list-item>
                <text:p text:style-name="P36">Adobe XD</text:p>
              </text:list-item>
              <text:list-item>
                <text:p text:style-name="P15">Figma</text:p>
              </text:list-item>
              <text:list-item>
                <text:p text:style-name="P15">Sketch (only for mac) not necessary</text:p>
              </text:list-item>
              <text:list-item>
                <text:p text:style-name="P15">Prototyping</text:p>
              </text:list-item>
              <text:list-item>
                <text:p text:style-name="P15">Wire framing</text:p>
              </text:list-item>
              <text:list-item>
                <text:p text:style-name="P19">UI Design principles</text:p>
                <text:list>
                  <text:list-item>
                    <text:p text:style-name="P19">Colour &amp; Contrast – Text should be readable</text:p>
                  </text:list-item>
                  <text:list-item>
                    <text:p text:style-name="P19">White space – Check space between elements</text:p>
                  </text:list-item>
                  <text:list-item>
                    <text:p text:style-name="P19">Scale – Relative element sizing</text:p>
                  </text:list-item>
                  <text:list-item>
                    <text:p text:style-name="P19">Visual Hierarchy – Arrange in order of importance</text:p>
                  </text:list-item>
                  <text:list-item>
                    <text:p text:style-name="P19">Typography – Typeface, sizing, etc.</text:p>
                  </text:list-item>
                </text:list>
              </text:list-item>
              <text:list-item>
                <text:p text:style-name="P19"/>
              </text:list-item>
            </text:list>
          </table:table-cell>
        </table:table-row>
        <table:table-row table:style-name="TableLine2362333188080">
          <table:table-cell table:style-name="Table1.A2" office:value-type="string">
            <text:p text:style-name="P43">Deploying Applications</text:p>
          </table:table-cell>
          <table:table-cell table:style-name="Table1.B2" office:value-type="string">
            <text:list xml:id="list3203966702" text:style-name="L9">
              <text:list-item>
                <text:p text:style-name="P24">Deploying Frontend Projects</text:p>
                <text:list>
                  <text:list-item>
                    <text:p text:style-name="P24">Popular Platforms</text:p>
                    <text:list>
                      <text:list-item>
                        <text:p text:style-name="P24">netlify</text:p>
                      </text:list-item>
                      <text:list-item>
                        <text:p text:style-name="P24">Vercel</text:p>
                      </text:list-item>
                      <text:list-item>
                        <text:p text:style-name="P24">cPanel</text:p>
                      </text:list-item>
                      <text:list-item>
                        <text:p text:style-name="P24">amazon S3</text:p>
                      </text:list-item>
                    </text:list>
                  </text:list-item>
                  <text:list-item>
                    <text:p text:style-name="P24">Domain Name Registrars</text:p>
                    <text:list>
                      <text:list-item>
                        <text:p text:style-name="P24">namecheap</text:p>
                      </text:list-item>
                      <text:list-item>
                        <text:p text:style-name="P24">DOMAIN.com</text:p>
                      </text:list-item>
                      <text:list-item>
                        <text:p text:style-name="P24">bluehost</text:p>
                      </text:list-item>
                      <text:list-item>
                        <text:p text:style-name="P24">GoDaddy</text:p>
                      </text:list-item>
                    </text:list>
                  </text:list-item>
                </text:list>
              </text:list-item>
              <text:list-item>
                <text:p text:style-name="P25">There are multiple ways to deploy to a hosting platform GIT, SSH, FTP/S FTP</text:p>
              </text:list-item>
              <text:list-item>
                <text:p text:style-name="P25"/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4">Back End Web Development</text:p>
          </table:table-cell>
          <table:table-cell table:style-name="Table1.B2" office:value-type="string">
            <text:list xml:id="list4028952453" text:style-name="L10">
              <text:list-item>
                <text:p text:style-name="P27">Node.js, Python, PHP, C#, Go</text:p>
              </text:list-item>
              <text:list-item>
                <text:p text:style-name="P27">Databases – Postgres, MongoDB</text:p>
              </text:list-item>
              <text:list-item>
                <text:p text:style-name="P27">HTTP &amp; API Development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5">UI Kits</text:p>
          </table:table-cell>
          <table:table-cell table:style-name="Table1.B2" office:value-type="string">
            <text:p text:style-name="P32">Reusable design elements / Components:</text:p>
            <text:p text:style-name="P3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12">
            <text:p text:style-name="P2"/>
          </table:table-cell>
        </table:table-row>
        <text:soft-page-break/>
        <table:table-row table:style-name="Table1.1">
          <table:table-cell table:style-name="Table1.A2" office:value-type="string">
            <text:p text:style-name="P5"/>
          </table:table-cell>
          <table:table-cell table:style-name="Table1.B12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12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12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12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12">
            <text:p text:style-name="P2"/>
          </table:table-cell>
        </table:table-row>
        <table:table-row table:style-name="TableLine2362333198160">
          <table:table-cell table:style-name="Table1.A2" office:value-type="string">
            <text:p text:style-name="P5"/>
          </table:table-cell>
          <table:table-cell table:style-name="Table1.B12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21:50:07.441000000</dc:date>
    <meta:editing-duration>PT3H15M15S</meta:editing-duration>
    <meta:editing-cycles>16</meta:editing-cycles>
    <meta:generator>LibreOffice/7.3.3.2$Windows_X86_64 LibreOffice_project/d1d0ea68f081ee2800a922cac8f79445e4603348</meta:generator>
    <meta:document-statistic meta:table-count="1" meta:image-count="0" meta:object-count="0" meta:page-count="4" meta:paragraph-count="112" meta:word-count="646" meta:character-count="3705" meta:non-whitespace-character-count="3257"/>
  </office:meta>
</office:document-meta>
</file>